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68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59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61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size="150pt" fo:font-weight="bold" style:font-size-asian="150pt" style:font-size-complex="150pt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font-size="200pt" fo:font-weight="bold" style:font-size-asian="200pt" style:font-size-complex="200pt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top="0.42cm" fo:margin-bottom="0.35cm" fo:text-align="center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7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 Georgian" fo:font-size="36pt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 Georgian" fo:font-size="40pt" fo:font-weight="bold" style:font-size-asian="40pt" style:font-size-complex="40pt"/>
    </style:style>
    <style:style style:name="T8" style:family="text">
      <style:text-properties style:font-name="Noto Sans Georgian" fo:font-size="40pt" style:font-size-asian="40pt" style:font-size-complex="4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4" draw:layer="layout" svg:width="40cm" svg:height="18.021cm" svg:x="0cm" svg:y="67.563cm">
          <draw:text-box>
            <text:p text:style-name="P3"><text:span text:style-name="T2">~</text:span></text:p>
            <text:p text:style-name="P3"><text:span text:style-name="T2"><text:s text:c="22"/></text:span></text:p>
          </draw:text-box>
        </draw:frame>
        <draw:frame draw:style-name="gr5" draw:text-style-name="P7" draw:layer="layout" svg:width="39cm" svg:height="33.8cm" svg:x="0.5cm" svg:y="17.6cm">
          <draw:text-box>
            <text:p text:style-name="P5"><text:span text:style-name="T3">[Public Domain] unless otherwise noted.</text:span><text:span text:style-name="T3"><text:line-break/></text:span><text:span text:style-name="T4">Robert Leuschke: Great Vibes [OFL-1.1] | Martin Vacha: Roobert [CC-BY-4] |Vincent van Gogh: The Starry Night | NASA: Venus Globe | NASA and ESA: Eagle Nebula Pillars | 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[Usplash] | Blake Verdoorn: Bridge and waterfalls </text:span><text:span text:style-name="T4">[Usplash]</text:span><text:span text:style-name="T4"> | Anders Ipsen: Waterfalls with trees [Usplash] | Jay Joshi: Yosemite Valley [Usplash] | Alexander Milo: Glymur Falls [Usplash] | Anna Saveleva: Glencoe valley [</text:span><text:span text:style-name="T3">Usplash] | Johannes S: Crank [CC-BY-3] |Mark Claus: Button [CC-BY-3] | Aurélien Dotpro: D Pad [CC-BY-3] | SAM Designs: Army Chevron [CC-BY-3] | Alzam: Tutorial [CC-BY-3] | Kenny: Smoke Particles [CC-0]</text:span></text:p>
            <text:p text:style-name="P6"><text:span text:style-name="T5"><text:s text:c="67"/></text:span></text:p>
          </draw:text-box>
        </draw:frame>
        <draw:frame draw:style-name="gr6" draw:text-style-name="P9" draw:layer="layout" svg:width="39.1cm" svg:height="19.851cm" svg:x="0.5cm" svg:y="53.658cm">
          <draw:text-box>
            <text:p text:style-name="P8"><text:span text:style-name="T6">Chaosportal: Cigarette Sizzle 01 [CC-0] | ztrees1: Whoosh [CC-BY-3] | empraetorius: Water Bottle Boing [CC-BY-4] | Pellepyb: Pop sound <text:s/>[CC-0] | </text:span><text:span text:style-name="T7">MATRIXXX_: Heavy Artillery Shot <text:s/>[CC-0] |</text:span><text:span text:style-name="T6">TheRandomSoundByte2637: Snare Drum Buzz and Cymbal [CC-BY-4] | chungus43A: 8-bit laser charging [CC-0] | Kraftaggregat: Rocks Thrown in Water <text:s/>[CC-0] | </text:span><text:span text:style-name="T7">guterton.wav: </text:span><text:span text:style-name="T7">Cup Ding and Bowl Ding [CC-BY-4] | ADPCM-XQ [MIT]| sfx.me</text:span></text:p>
            <text:p text:style-name="P8"><text:span text:style-name="T8"><text:s text:c="173"/></text:span></text:p>
          </draw:text-box>
        </draw:frame>
        <draw:frame draw:style-name="gr7" draw:text-style-name="P11" draw:layer="layout" svg:width="40cm" svg:height="29.623cm" svg:x="0cm" svg:y="71.202cm">
          <draw:text-box>
            <text:p text:style-name="P10"><text:span text:style-name="T9">Uses Chipmunk2D Physics: Howling Moon Software </text:span><text:span text:style-name="T10">[MIT]</text:span><text:span text:style-name="T10"><text:line-break/></text:span><text:span text:style-name="T10"> <text:s text:c="3"/>Thanks to maximile for the initial Playdate integration</text:span></text:p>
            <text:p text:style-name="P10"><text:span text:style-name="T10">Uses Particle Sizzler: Tomás Franco</text:span></text:p>
            <text:p text:style-name="P10"><text:span text:style-name="T10">Cascada, © Tim Martin - 2025 </text:span></text:p>
            <text:p text:style-name="P10"><text:span text:style-name="T10">This is an MIT licensed Open Source Software project</text:span><text:span text:style-name="T10"><text:line-break/></text:span><text:span text:style-name="T10">github.com/timboe/Cascada</text:span></text:p>
            <text:p text:style-name="P10"><text:span text:style-name="T10">Make your own levels at </text:span><text:span text:style-name="T10"><text:line-break/></text:span><text:span text:style-name="T10">itch.io/timboe/Cascada</text:span></text:p>
            <text:p text:style-name="P10"><text:span text:style-name="T10">We are indebted to Panic for making little experiences like this possible. Thank you for spending your time with this game. I hope you found it worthwhile.</text:span><text:span text:style-name="T10"><text:line-break/></text:span><text:span text:style-name="T10"> </text:span></text:p>
            <text:p text:style-name="P10"><text:span text:style-name="T10"><text:s text:c="190"/></text:span></text:p>
          </draw:text-box>
        </draw:frame>
        <draw:frame draw:style-name="gr8" draw:text-style-name="P13" draw:layer="layout" svg:width="40cm" svg:height="8.601cm" svg:x="0cm" svg:y="6.799cm">
          <draw:text-box>
            <text:p text:style-name="P12"><text:span text:style-name="T10">Nox Sounds: Iceland Flows pack [CC-0]</text:span><text:span text:style-name="T10"><text:line-break/></text:span><text:span text:style-name="T10">Doctor Dreamchip: Lofi Keyboard pack [CC-BY-4]</text:span></text:p>
            <text:p text:style-name="P12"><text:span text:style-name="T11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12T14:50:43.981000000</dc:date>
    <meta:editing-duration>PT15H17M27S</meta:editing-duration>
    <meta:editing-cycles>14</meta:editing-cycles>
    <meta:generator>LibreOffice/24.8.4.2$Windows_X86_64 LibreOffice_project/bb3cfa12c7b1bf994ecc5649a80400d06cd71002</meta:generator>
    <meta:document-statistic meta:object-count="8"/>
  </office:meta>
</office:document-meta>
</file>